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0.456842105263" calcext:value-type="float">
            <text:p>0.4568421053</text:p>
          </table:table-cell>
          <table:table-cell office:value-type="float" office:value="0.511677282378" calcext:value-type="float">
            <text:p>0.5116772824</text:p>
          </table:table-cell>
          <table:table-cell office:value-type="float" office:value="0.424836601307" calcext:value-type="float">
            <text:p>0.42483660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0.532008830022" calcext:value-type="float">
            <text:p>0.53200883</text:p>
          </table:table-cell>
          <table:table-cell office:value-type="float" office:value="0.561403508772" calcext:value-type="float">
            <text:p>0.5614035088</text:p>
          </table:table-cell>
          <table:table-cell office:value-type="float" office:value="0.410526315789" calcext:value-type="float">
            <text:p>0.410526315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37" calcext:value-type="float">
            <text:p>437</text:p>
          </table:table-cell>
          <table:table-cell office:value-type="float" office:value="0.51914893617" calcext:value-type="float">
            <text:p>0.5191489362</text:p>
          </table:table-cell>
          <table:table-cell office:value-type="float" office:value="0.5" calcext:value-type="float">
            <text:p>0.5</text:p>
          </table:table-cell>
          <table:table-cell office:value-type="float" office:value="0.441647597254" calcext:value-type="float">
            <text:p>0.441647597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0.463829787234" calcext:value-type="float">
            <text:p>0.4638297872</text:p>
          </table:table-cell>
          <table:table-cell office:value-type="float" office:value="0.497890295359" calcext:value-type="float">
            <text:p>0.4978902954</text:p>
          </table:table-cell>
          <table:table-cell office:value-type="float" office:value="0.42735042735" calcext:value-type="float">
            <text:p>0.4273504274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0.413502109705" calcext:value-type="float">
            <text:p>0.4135021097</text:p>
          </table:table-cell>
          <table:table-cell office:value-type="float" office:value="0.497890295359" calcext:value-type="float">
            <text:p>0.4978902954</text:p>
          </table:table-cell>
          <table:table-cell office:value-type="float" office:value="0.542483660131" calcext:value-type="float">
            <text:p>0.5424836601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office:value-type="float" office:value="465" calcext:value-type="float">
            <text:p>465</text:p>
          </table:table-cell>
          <table:table-cell office:value-type="float" office:value="0.478813559322" calcext:value-type="float">
            <text:p>0.4788135593</text:p>
          </table:table-cell>
          <table:table-cell office:value-type="float" office:value="0.487288135593" calcext:value-type="float">
            <text:p>0.4872881356</text:p>
          </table:table-cell>
          <table:table-cell office:value-type="float" office:value="0.449462365591" calcext:value-type="float">
            <text:p>0.449462365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0.481012658228" calcext:value-type="float">
            <text:p>0.4810126582</text:p>
          </table:table-cell>
          <table:table-cell office:value-type="float" office:value="0.497854077253" calcext:value-type="float">
            <text:p>0.4978540773</text:p>
          </table:table-cell>
          <table:table-cell office:value-type="float" office:value="0.43949044586" calcext:value-type="float">
            <text:p>0.43949044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  <table:table-cell office:value-type="float" office:value="0.443736730361" calcext:value-type="float">
            <text:p>0.4437367304</text:p>
          </table:table-cell>
          <table:table-cell office:value-type="float" office:value="0.526315789474" calcext:value-type="float">
            <text:p>0.5263157895</text:p>
          </table:table-cell>
          <table:table-cell office:value-type="float" office:value="0.403433476395" calcext:value-type="float">
            <text:p>0.40343347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65" calcext:value-type="float">
            <text:p>465</text:p>
          </table:table-cell>
          <table:table-cell office:value-type="float" office:value="0.478813559322" calcext:value-type="float">
            <text:p>0.4788135593</text:p>
          </table:table-cell>
          <table:table-cell office:value-type="float" office:value="0.478632478632" calcext:value-type="float">
            <text:p>0.4786324786</text:p>
          </table:table-cell>
          <table:table-cell office:value-type="float" office:value="0.449462365591" calcext:value-type="float">
            <text:p>0.449462365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0.46835443038" calcext:value-type="float">
            <text:p>0.4683544304</text:p>
          </table:table-cell>
          <table:table-cell office:value-type="float" office:value="0.495726495726" calcext:value-type="float">
            <text:p>0.4957264957</text:p>
          </table:table-cell>
          <table:table-cell office:value-type="float" office:value="0.424307036247" calcext:value-type="float">
            <text:p>0.424307036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0.517970401691" calcext:value-type="float">
            <text:p>0.5179704017</text:p>
          </table:table-cell>
          <table:table-cell office:value-type="float" office:value="0.537473233405" calcext:value-type="float">
            <text:p>0.5374732334</text:p>
          </table:table-cell>
          <table:table-cell office:value-type="float" office:value="0.425485961123" calcext:value-type="float">
            <text:p>0.42548596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0.558886509636" calcext:value-type="float">
            <text:p>0.5588865096</text:p>
          </table:table-cell>
          <table:table-cell office:value-type="float" office:value="0.542372881356" calcext:value-type="float">
            <text:p>0.5423728814</text:p>
          </table:table-cell>
          <table:table-cell office:value-type="float" office:value="0.489451476793" calcext:value-type="float">
            <text:p>0.48945147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0.515021459227" calcext:value-type="float">
            <text:p>0.5150214592</text:p>
          </table:table-cell>
          <table:table-cell office:value-type="float" office:value="0.574736842105" calcext:value-type="float">
            <text:p>0.5747368421</text:p>
          </table:table-cell>
          <table:table-cell office:value-type="float" office:value="0.498947368421" calcext:value-type="float">
            <text:p>0.498947368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office:value-type="float" office:value="436" calcext:value-type="float">
            <text:p>436</text:p>
          </table:table-cell>
          <table:table-cell office:value-type="float" office:value="0.507368421053" calcext:value-type="float">
            <text:p>0.5073684211</text:p>
          </table:table-cell>
          <table:table-cell office:value-type="float" office:value="0.508695652174" calcext:value-type="float">
            <text:p>0.5086956522</text:p>
          </table:table-cell>
          <table:table-cell office:value-type="float" office:value="0.422018348624" calcext:value-type="float">
            <text:p>0.422018348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float" office:value="469" calcext:value-type="float">
            <text:p>469</text:p>
          </table:table-cell>
          <table:table-cell office:value-type="float" office:value="0.531531531532" calcext:value-type="float">
            <text:p>0.5315315315</text:p>
          </table:table-cell>
          <table:table-cell office:value-type="float" office:value="0.558139534884" calcext:value-type="float">
            <text:p>0.5581395349</text:p>
          </table:table-cell>
          <table:table-cell office:value-type="float" office:value="0.441364605544" calcext:value-type="float">
            <text:p>0.44136460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50" calcext:value-type="float">
            <text:p>450</text:p>
          </table:table-cell>
          <table:table-cell office:value-type="float" office:value="0.540772532189" calcext:value-type="float">
            <text:p>0.5407725322</text:p>
          </table:table-cell>
          <table:table-cell office:value-type="float" office:value="0.540130151844" calcext:value-type="float">
            <text:p>0.5401301518</text:p>
          </table:table-cell>
          <table:table-cell office:value-type="float" office:value="0.462222222222" calcext:value-type="float">
            <text:p>0.46222222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0.509513742072" calcext:value-type="float">
            <text:p>0.5095137421</text:p>
          </table:table-cell>
          <table:table-cell office:value-type="float" office:value="0.563559322034" calcext:value-type="float">
            <text:p>0.563559322</text:p>
          </table:table-cell>
          <table:table-cell office:value-type="float" office:value="0.437632135307" calcext:value-type="float">
            <text:p>0.437632135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  <table:table-cell office:value-type="float" office:value="452" calcext:value-type="float">
            <text:p>452</text:p>
          </table:table-cell>
          <table:table-cell office:value-type="float" office:value="0.492537313433" calcext:value-type="float">
            <text:p>0.4925373134</text:p>
          </table:table-cell>
          <table:table-cell office:value-type="float" office:value="0.524210526316" calcext:value-type="float">
            <text:p>0.5242105263</text:p>
          </table:table-cell>
          <table:table-cell office:value-type="float" office:value="0.46017699115" calcext:value-type="float">
            <text:p>0.46017699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office:value-type="float" office:value="450" calcext:value-type="float">
            <text:p>450</text:p>
          </table:table-cell>
          <table:table-cell office:value-type="float" office:value="0.540772532189" calcext:value-type="float">
            <text:p>0.5407725322</text:p>
          </table:table-cell>
          <table:table-cell office:value-type="float" office:value="0.471458773784" calcext:value-type="float">
            <text:p>0.4714587738</text:p>
          </table:table-cell>
          <table:table-cell office:value-type="float" office:value="0.462222222222" calcext:value-type="float">
            <text:p>0.462222222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5" calcext:value-type="float">
            <text:p>445</text:p>
          </table:table-cell>
          <table:table-cell office:value-type="float" office:value="473" calcext:value-type="float">
            <text:p>473</text:p>
          </table:table-cell>
          <table:table-cell office:value-type="float" office:value="0.520879120879" calcext:value-type="float">
            <text:p>0.5208791209</text:p>
          </table:table-cell>
          <table:table-cell office:value-type="float" office:value="0.541573033708" calcext:value-type="float">
            <text:p>0.5415730337</text:p>
          </table:table-cell>
          <table:table-cell office:value-type="float" office:value="0.403805496829" calcext:value-type="float">
            <text:p>0.403805496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0.533898305085" calcext:value-type="float">
            <text:p>0.5338983051</text:p>
          </table:table-cell>
          <table:table-cell office:value-type="float" office:value="0.543710021322" calcext:value-type="float">
            <text:p>0.5437100213</text:p>
          </table:table-cell>
          <table:table-cell office:value-type="float" office:value="0.398305084746" calcext:value-type="float">
            <text:p>0.398305084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0.504385964912" calcext:value-type="float">
            <text:p>0.5043859649</text:p>
          </table:table-cell>
          <table:table-cell office:value-type="float" office:value="0.511677282378" calcext:value-type="float">
            <text:p>0.5116772824</text:p>
          </table:table-cell>
          <table:table-cell office:value-type="float" office:value="0.412262156448" calcext:value-type="float">
            <text:p>0.41226215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4" calcext:value-type="float">
            <text:p>444</text:p>
          </table:table-cell>
          <table:table-cell office:value-type="float" office:value="465" calcext:value-type="float">
            <text:p>465</text:p>
          </table:table-cell>
          <table:table-cell office:value-type="float" office:value="0.489361702128" calcext:value-type="float">
            <text:p>0.4893617021</text:p>
          </table:table-cell>
          <table:table-cell office:value-type="float" office:value="0.54954954955" calcext:value-type="float">
            <text:p>0.5495495496</text:p>
          </table:table-cell>
          <table:table-cell office:value-type="float" office:value="0.436559139785" calcext:value-type="float">
            <text:p>0.436559139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office:value-type="float" office:value="0.533898305085" calcext:value-type="float">
            <text:p>0.5338983051</text:p>
          </table:table-cell>
          <table:table-cell office:value-type="float" office:value="0.528421052632" calcext:value-type="float">
            <text:p>0.5284210526</text:p>
          </table:table-cell>
          <table:table-cell office:value-type="float" office:value="0.398305084746" calcext:value-type="float">
            <text:p>0.39830508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0.503211991435" calcext:value-type="float">
            <text:p>0.5032119914</text:p>
          </table:table-cell>
          <table:table-cell office:value-type="float" office:value="0.544680851064" calcext:value-type="float">
            <text:p>0.5446808511</text:p>
          </table:table-cell>
          <table:table-cell office:value-type="float" office:value="0.452229299363" calcext:value-type="float">
            <text:p>0.4522292994</text:p>
          </table:table-cell>
        </table:table-row>
        <table:table-row table:style-name="ro1">
          <table:table-cell table:number-columns-repeated="3"/>
          <table:table-cell table:formula="of:=AVERAGE([.D2:.D26])" office:value-type="float" office:value="0.50144290154212" calcext:value-type="float">
            <text:p>0.5014429015</text:p>
          </table:table-cell>
          <table:table-cell table:formula="of:=AVERAGE([.E2:.E26])" office:value-type="float" office:value="0.52380268268408" calcext:value-type="float">
            <text:p>0.5238026827</text:p>
          </table:table-cell>
          <table:table-cell table:formula="of:=AVERAGE([.F2:.F26])" office:value-type="float" office:value="0.44055951539352" calcext:value-type="float">
            <text:p>0.4405595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1:56:39.023142186</dc:date>
    <meta:document-statistic meta:table-count="1" meta:cell-count="159" meta:object-count="0"/>
    <meta:generator>LibreOffice/4.2.7.2$Linux_X86_64 LibreOffice_project/420m0$Build-2</meta:generator>
  </office:meta>
</office:document-meta>
</file>